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Footnote">
      <style:text-properties fo:language="en" fo:country="GB" officeooo:rsid="0e83c34e" officeooo:paragraph-rsid="0f40045a"/>
    </style:style>
    <style:style style:name="P15" style:family="paragraph" style:parent-style-name="Footnote">
      <style:text-properties fo:language="en" fo:country="GB" officeooo:paragraph-rsid="10762a52" fo:background-color="transparent"/>
    </style:style>
    <style:style style:name="P16" style:family="paragraph" style:parent-style-name="Standard">
      <style:text-properties fo:language="en" fo:country="GB" officeooo:rsid="10048e31" officeooo:paragraph-rsid="104e2670"/>
    </style:style>
    <style:style style:name="P17" style:family="paragraph" style:parent-style-name="Standard">
      <style:text-properties fo:language="en" fo:country="GB" officeooo:rsid="1035cc54" officeooo:paragraph-rsid="1035cc54"/>
    </style:style>
    <style:style style:name="P18" style:family="paragraph" style:parent-style-name="Footer">
      <style:text-properties style:font-name="Liberation Sans" fo:language="en" fo:country="GB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20" style:family="paragraph" style:parent-style-name="Footnote">
      <style:text-properties style:font-name="Liberation Sans" fo:language="en" fo:country="GB" officeooo:paragraph-rsid="10332ca5"/>
    </style:style>
    <style:style style:name="P2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32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10aad483" style:font-size-asian="12pt" style:font-size-complex="12pt"/>
    </style:style>
    <style:style style:name="P46" style:family="paragraph" style:parent-style-name="Standard">
      <style:text-properties style:font-name="Liberation Sans" fo:font-size="12pt" officeooo:rsid="0fe8c1b7" officeooo:paragraph-rsid="10af3a82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10b177d2" style:font-size-asian="12pt" style:font-size-complex="12pt"/>
    </style:style>
    <style:style style:name="P48" style:family="paragraph" style:parent-style-name="Footnote">
      <style:text-properties style:font-name="Liberation Sans" officeooo:paragraph-rsid="10a68734"/>
    </style:style>
    <style:style style:name="P49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e2a40f4"/>
    </style:style>
    <style:style style:name="P58" style:family="paragraph" style:parent-style-name="Footnote">
      <style:text-properties officeooo:rsid="043ccc66" officeooo:paragraph-rsid="0f40045a"/>
    </style:style>
    <style:style style:name="P59" style:family="paragraph" style:parent-style-name="Footnote">
      <style:text-properties officeooo:rsid="043ccc66" officeooo:paragraph-rsid="0f4dc0dc"/>
    </style:style>
    <style:style style:name="P6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3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7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71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7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Standard">
      <style:text-properties officeooo:paragraph-rsid="0fc0c632"/>
    </style:style>
    <style:style style:name="P76" style:family="paragraph" style:parent-style-name="Standard">
      <style:text-properties officeooo:paragraph-rsid="0fc21b80"/>
    </style:style>
    <style:style style:name="P77" style:family="paragraph" style:parent-style-name="Standard">
      <style:text-properties officeooo:rsid="0dde9a1c" officeooo:paragraph-rsid="0dde9a1c"/>
    </style:style>
    <style:style style:name="P78" style:family="paragraph" style:parent-style-name="Standard">
      <style:text-properties officeooo:rsid="0dde9a1c" officeooo:paragraph-rsid="0f4adb30"/>
    </style:style>
    <style:style style:name="P79" style:family="paragraph" style:parent-style-name="Standard">
      <style:text-properties officeooo:rsid="0dde9a1c" officeooo:paragraph-rsid="0fdb91b2"/>
    </style:style>
    <style:style style:name="P80" style:family="paragraph" style:parent-style-name="Standard">
      <style:text-properties officeooo:rsid="0dde9a1c" officeooo:paragraph-rsid="0fdc0816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82" style:family="paragraph" style:parent-style-name="Standard">
      <style:text-properties officeooo:paragraph-rsid="0fc35f88"/>
    </style:style>
    <style:style style:name="P83" style:family="paragraph" style:parent-style-name="Standard">
      <style:text-properties officeooo:paragraph-rsid="0fc8b815"/>
    </style:style>
    <style:style style:name="P84" style:family="paragraph" style:parent-style-name="Standard">
      <style:text-properties officeooo:paragraph-rsid="0fce858d"/>
    </style:style>
    <style:style style:name="P85" style:family="paragraph" style:parent-style-name="Standard">
      <style:text-properties officeooo:paragraph-rsid="0f4adb30"/>
    </style:style>
    <style:style style:name="P86" style:family="paragraph" style:parent-style-name="Standard">
      <style:text-properties officeooo:paragraph-rsid="0fd0b68a"/>
    </style:style>
    <style:style style:name="P87" style:family="paragraph" style:parent-style-name="Standard">
      <style:text-properties officeooo:paragraph-rsid="0fdc0816"/>
    </style:style>
    <style:style style:name="P88" style:family="paragraph" style:parent-style-name="Standard">
      <style:text-properties officeooo:paragraph-rsid="0fd655f2"/>
    </style:style>
    <style:style style:name="P89" style:family="paragraph" style:parent-style-name="Standard">
      <style:text-properties officeooo:paragraph-rsid="0ff397b4"/>
    </style:style>
    <style:style style:name="P90" style:family="paragraph" style:parent-style-name="Standard">
      <style:text-properties officeooo:paragraph-rsid="0ff3c339"/>
    </style:style>
    <style:style style:name="P91" style:family="paragraph" style:parent-style-name="Standard">
      <style:text-properties officeooo:paragraph-rsid="0ff658a1"/>
    </style:style>
    <style:style style:name="P92" style:family="paragraph" style:parent-style-name="Standard">
      <style:paragraph-properties fo:text-align="center" style:justify-single-word="false"/>
      <style:text-properties officeooo:paragraph-rsid="0cc50ec9"/>
    </style:style>
    <style:style style:name="P93" style:family="paragraph" style:parent-style-name="Standard">
      <style:paragraph-properties fo:text-align="center" style:justify-single-word="false"/>
      <style:text-properties officeooo:paragraph-rsid="0c8b5238"/>
    </style:style>
    <style:style style:name="P94" style:family="paragraph" style:parent-style-name="Standard">
      <style:paragraph-properties fo:text-align="center" style:justify-single-word="false"/>
      <style:text-properties officeooo:paragraph-rsid="0d1ec96e"/>
    </style:style>
    <style:style style:name="P95" style:family="paragraph" style:parent-style-name="Standard">
      <style:paragraph-properties fo:text-align="center" style:justify-single-word="false"/>
      <style:text-properties officeooo:paragraph-rsid="0d8c21b9"/>
    </style:style>
    <style:style style:name="P96" style:family="paragraph" style:parent-style-name="Standard">
      <style:paragraph-properties fo:text-align="center" style:justify-single-word="false"/>
      <style:text-properties officeooo:paragraph-rsid="0cc5fe5b"/>
    </style:style>
    <style:style style:name="P97" style:family="paragraph" style:parent-style-name="Standard">
      <style:paragraph-properties fo:text-align="center" style:justify-single-word="false"/>
      <style:text-properties officeooo:paragraph-rsid="0e38fc62"/>
    </style:style>
    <style:style style:name="P98" style:family="paragraph" style:parent-style-name="Standard">
      <style:paragraph-properties fo:text-align="center" style:justify-single-word="false"/>
      <style:text-properties officeooo:paragraph-rsid="0e82f1b0"/>
    </style:style>
    <style:style style:name="P99" style:family="paragraph" style:parent-style-name="Standard">
      <style:paragraph-properties fo:text-align="center" style:justify-single-word="false"/>
      <style:text-properties officeooo:paragraph-rsid="1032d702"/>
    </style:style>
    <style:style style:name="P100" style:family="paragraph" style:parent-style-name="Standard">
      <style:paragraph-properties fo:text-align="center" style:justify-single-word="false"/>
      <style:text-properties officeooo:paragraph-rsid="10178c94"/>
    </style:style>
    <style:style style:name="P101" style:family="paragraph" style:parent-style-name="Standard">
      <style:paragraph-properties fo:text-align="center" style:justify-single-word="false"/>
      <style:text-properties officeooo:paragraph-rsid="1035cc54"/>
    </style:style>
    <style:style style:name="P102" style:family="paragraph" style:parent-style-name="Standard">
      <style:text-properties officeooo:paragraph-rsid="10435a16"/>
    </style:style>
    <style:style style:name="P103" style:family="paragraph" style:parent-style-name="Footnote">
      <style:text-properties officeooo:paragraph-rsid="106e520e"/>
    </style:style>
    <style:style style:name="P104" style:family="paragraph" style:parent-style-name="Standard">
      <style:text-properties officeooo:paragraph-rsid="1077d862"/>
    </style:style>
    <style:style style:name="P105" style:family="paragraph" style:parent-style-name="Standard">
      <style:text-properties officeooo:paragraph-rsid="10b1938e"/>
    </style:style>
    <style:style style:name="P106" style:family="paragraph" style:parent-style-name="Standard">
      <style:text-properties officeooo:paragraph-rsid="10b3a638"/>
    </style:style>
    <style:style style:name="P107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108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10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11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11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13" style:family="paragraph" style:parent-style-name="Standard" style:list-style-name="L1">
      <style:paragraph-properties fo:break-before="page"/>
      <style:text-properties officeooo:paragraph-rsid="0fd655f2"/>
    </style:style>
    <style:style style:name="P1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17" style:family="paragraph" style:parent-style-name="Standard">
      <style:text-properties officeooo:paragraph-rsid="10b601b0"/>
    </style:style>
    <style:style style:name="P118" style:family="paragraph" style:parent-style-name="Standard">
      <style:paragraph-properties fo:text-align="center" style:justify-single-word="false"/>
      <style:text-properties officeooo:paragraph-rsid="0e0bda5c"/>
    </style:style>
    <style:style style:name="P119" style:family="paragraph" style:parent-style-name="Standard">
      <style:paragraph-properties fo:text-align="center" style:justify-single-word="false"/>
      <style:text-properties officeooo:paragraph-rsid="10178c94"/>
    </style:style>
    <style:style style:name="P12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77d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10b177d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8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2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01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202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20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font-size="10pt" style:font-size-asian="10pt" style:font-size-complex="10pt"/>
    </style:style>
    <style:style style:name="T24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3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54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6" style:family="text">
      <style:text-properties style:text-line-through-style="none" style:text-line-through-type="none" style:font-name="Liberation Sans" fo:font-size="12pt" style:text-underline-style="none" fo:font-weight="normal" officeooo:rsid="00bddfbe" fo:background-color="transparent" loext:char-shading-value="0" style:font-name-asian="Ubuntu" style:font-weight-asian="normal" style:language-complex="nl" style:country-complex="NL" style:font-weight-complex="normal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4" style:family="text">
      <style:text-properties style:text-line-through-style="none" style:text-line-through-type="none" style:font-name="Liberation Sans" style:text-underline-style="none" officeooo:rsid="0673d7fc"/>
    </style:style>
    <style:style style:name="T265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6" style:family="text">
      <style:text-properties style:text-line-through-style="none" style:text-line-through-type="none" style:font-name="Liberation Sans" style:text-underline-style="none" officeooo:rsid="0b0f3a36"/>
    </style:style>
    <style:style style:name="T267" style:family="text">
      <style:text-properties fo:language="en" fo:country="GB"/>
    </style:style>
    <style:style style:name="T26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9" style:family="text">
      <style:text-properties fo:language="en" fo:country="GB" officeooo:rsid="0f28d107"/>
    </style:style>
    <style:style style:name="T270" style:family="text">
      <style:text-properties fo:language="en" fo:country="GB" style:text-underline-style="none"/>
    </style:style>
    <style:style style:name="T271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language="en" fo:country="GB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3" style:family="text">
      <style:text-properties style:font-name="Liberation Mono" fo:font-size="11pt" style:font-size-asian="11pt" style:font-size-complex="11pt"/>
    </style:style>
    <style:style style:name="T274" style:family="text">
      <style:text-properties style:font-name="Liberation Mono" fo:font-size="8pt" style:font-size-asian="8pt" style:font-size-complex="8pt" loext:padding="0.049cm" loext:border="0.31pt solid #000000"/>
    </style:style>
    <style:style style:name="T275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76" style:family="text">
      <style:text-properties officeooo:rsid="102b859b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officeooo:rsid="1035cc54" style:font-weight-asian="bold" style:font-weight-complex="bold"/>
    </style:style>
    <style:style style:name="T279" style:family="text">
      <style:text-properties fo:font-weight="bold" officeooo:rsid="103b85c2" style:font-weight-asian="bold" style:font-weight-complex="bold"/>
    </style:style>
    <style:style style:name="T280" style:family="text">
      <style:text-properties fo:font-weight="bold" officeooo:rsid="10b6b930" style:font-weight-asian="bold" style:font-weight-complex="bold"/>
    </style:style>
    <style:style style:name="T281" style:family="text">
      <style:text-properties officeooo:rsid="1035cc54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3" style:family="text">
      <style:text-properties officeooo:rsid="0fed6741"/>
    </style:style>
    <style:style style:name="T294" style:family="text">
      <style:text-properties officeooo:rsid="101e15d6"/>
    </style:style>
    <style:style style:name="T295" style:family="text">
      <style:text-properties officeooo:rsid="10a19599"/>
    </style:style>
    <style:style style:name="T296" style:family="text">
      <style:text-properties officeooo:rsid="10b6b93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8"><text:span text:style-name="Strong_20_Emphasis"><text:span text:style-name="T168">Checklist for installing</text:span></text:span><text:span text:style-name="T195"> </text:span><text:span text:style-name="T195"><text:user-field-get text:name="Distro">Debian</text:user-field-get></text:span><text:span text:style-name="T196"><text:s/></text:span><text:span text:style-name="T196"><text:user-field-get text:name="Version">12</text:user-field-get></text:span><text:span text:style-name="T197"><text:note text:id="ftn1" text:note-class="footnote"><text:note-citation>1</text:note-citation><text:note-body><text:p text:style-name="P48"><text:span text:style-name="T286">This </text:span><text:span text:style-name="Strong_20_Emphasis"><text:span text:style-name="T284"><text:user-field-get text:name="Distro">Debian</text:user-field-get></text:span></text:span><text:span text:style-name="T287"><text:s/></text:span><text:span text:style-name="T291"><text:user-field-get text:name="Version">12</text:user-field-get></text:span><text:span text:style-name="T291"><text:s/></text:span><text:span text:style-name="Strong_20_Emphasis"><text:span text:style-name="T285"><text:user-field-get text:name="Edition">Desktop</text:user-field-get></text:span></text:span><text:span text:style-name="T286"><text:s/>(codename </text:span><text:span text:style-name="T288">bookworm</text:span><text:span text:style-name="T286">) from </text:span><text:span text:style-name="T289">June</text:span><text:span text:style-name="T286"> </text:span><text:span text:style-name="Strong_20_Emphasis"><text:span text:style-name="T292"><text:user-field-get text:name="Releaseyear">2023</text:user-field-get></text:span></text:span><text:span text:style-name="T286"><text:s/>is a so-called LTS version (stands for Long-Term Support) and is supported for 5 years until </text:span><text:span text:style-name="T290">June</text:span><text:span text:style-name="T286"> </text:span><text:span text:style-name="T192">202</text:span><text:span text:style-name="T194">8</text:span><text:span text:style-name="T193">.</text:span></text:p></text:note-body></text:note></text:span><text:span text:style-name="T198"><text:s/></text:span><text:span text:style-name="T198"><text:user-field-get text:name="Edition">Desktop</text:user-field-get></text:span><text:span text:style-name="T199">.</text:span></text:p>
      <text:p text:style-name="P64"><text:span text:style-name="Strong_20_Emphasis"><text:span text:style-name="T108"/></text:span></text:p>
      <text:p text:style-name="P64"><text:span text:style-name="Strong_20_Emphasis"><text:span text:style-name="T253">This is a fillable PDF, no printing required.</text:span></text:span></text:p>
      <text:p text:style-name="P68"><text:span text:style-name="Strong_20_Emphasis"><text:span text:style-name="T161"/></text:span></text:p>
      <text:p text:style-name="P65"><text:span text:style-name="T18">Fill in the </text:span><text:span text:style-name="Strong_20_Emphasis"><text:span text:style-name="T255"><text:s/></text:span></text:span><text:span text:style-name="Strong_20_Emphasis"><text:span text:style-name="T254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70"><text:span text:style-name="Definition"><text:span text:style-name="T268">user</text:span></text:span><text:span text:style-name="T211"><text:tab/><text:tab/></text:span><text:span text:style-name="T210"> <text:tab/><text:tab/><text:tab/> </text:span><text:span text:style-name="T212"><draw:control text:anchor-type="as-char" svg:y="-0.4cm" draw:z-index="21" draw:name="Gebruiker 1" draw:style-name="gr2" draw:text-style-name="P121" svg:width="6.4cm" svg:height="0.6cm" draw:control="control20"><svg:title>Gebruiker</svg:title><svg:desc>Volledige naam, bijv. Jan Stek</svg:desc></draw:control></text:span><text:span text:style-name="T212"><text:s text:c="2"/></text:span><text:span text:style-name="T213">[</text:span><text:span text:style-name="T218">F</text:span><text:span text:style-name="T219">ull </text:span><text:span text:style-name="T205">na</text:span><text:span text:style-name="T206">me,</text:span><text:span text:style-name="T205"> </text:span><text:span text:style-name="T206">e.g.</text:span><text:span text:style-name="T205"> </text:span><text:span text:style-name="T207">J</text:span><text:span text:style-name="T222">oh</text:span><text:span text:style-name="T207">n </text:span><text:span text:style-name="T209">Doe</text:span><text:span text:style-name="T221">]</text:span></text:p>
      <text:p text:style-name="P104"><text:span text:style-name="Definition"><text:span text:style-name="T204">USER</text:span></text:span><text:span text:style-name="Definition"><text:span text:style-name="T267">na</text:span></text:span><text:span text:style-name="Definition"><text:span text:style-name="T269">me</text:span></text:span><text:span text:style-name="T203"><text:tab/><text:tab/><text:tab/> </text:span><text:span text:style-name="T203"><draw:control text:anchor-type="as-char" svg:y="-0.4cm" draw:z-index="22" draw:name="Gberuikersnaam 2" draw:style-name="gr2" draw:text-style-name="P121" svg:width="6.4cm" svg:height="0.6cm" draw:control="control21"><svg:title>Gebruikersnaam</svg:title><svg:desc>Korte naam, bijv. jan</svg:desc></draw:control></text:span><text:span text:style-name="T203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69">j</text:span><text:span text:style-name="T171">oh</text:span><text:span text:style-name="T169">n</text:span><text:span text:style-name="T170">]</text:span></text:p>
      <text:p text:style-name="P70"><text:span text:style-name="Definition"><text:span text:style-name="T267">COMPUTERNA</text:span></text:span><text:span text:style-name="Definition"><text:span text:style-name="T269">me</text:span></text:span><text:span text:style-name="T223"><text:tab/> </text:span><text:span text:style-name="T267"><draw:control text:anchor-type="as-char" svg:y="-0.4cm" draw:z-index="23" draw:name="Computernaam 1" draw:style-name="gr2" draw:text-style-name="P121" svg:width="6.4cm" svg:height="0.6cm" draw:control="control22"><svg:title>Computernaam</svg:title><svg:desc>Unieke naam van de computer</svg:desc></draw:control></text:span><text:span text:style-name="T267"><text:s text:c="2"/></text:span><text:span text:style-name="T226">[</text:span><text:span text:style-name="T230">N</text:span><text:span text:style-name="T224">a</text:span><text:span text:style-name="T227">me of the</text:span><text:span text:style-name="T224"> compute</text:span><text:span text:style-name="T225">r, </text:span><text:span text:style-name="T227">e.g.</text:span><text:span text:style-name="T228"> </text:span><text:span text:style-name="T229">pc02</text:span><text:span text:style-name="T226">]</text:span></text:p>
      <text:p text:style-name="P70"><text:span text:style-name="Definition"><text:span text:style-name="T232">USER</text:span></text:span><text:span text:style-name="T231"><text:tab/><text:tab/></text:span><text:span text:style-name="T210"> <text:tab/><text:tab/><text:tab/> </text:span><text:span text:style-name="T212"><draw:control text:anchor-type="as-char" svg:y="-0.4cm" draw:z-index="24" draw:name="Gebruiker 2" draw:style-name="gr2" draw:text-style-name="P121" svg:width="6.4cm" svg:height="0.6cm" draw:control="control23"><svg:title>Gebruiker</svg:title><svg:desc>Volledige naam, bijv. Jan Stek</svg:desc></draw:control></text:span><text:span text:style-name="T212"><text:s text:c="2"/></text:span><text:span text:style-name="T213">[</text:span><text:span text:style-name="T218">F</text:span><text:span text:style-name="T214">ull </text:span><text:span text:style-name="T215">na</text:span><text:span text:style-name="T216">me</text:span><text:span text:style-name="T215"> possibly </text:span><text:span text:style-name="T220">2</text:span><text:span text:style-name="T245">nd</text:span><text:span text:style-name="T220"> </text:span><text:span text:style-name="T217">user</text:span><text:span text:style-name="T208">]</text:span></text:p>
      <text:p text:style-name="P104"><text:span text:style-name="Definition"><text:span text:style-name="T232">USERN</text:span></text:span><text:span text:style-name="Definition"><text:span text:style-name="T233">a</text:span></text:span><text:span text:style-name="Definition"><text:span text:style-name="T234">me</text:span></text:span><text:span text:style-name="Definition"><text:span text:style-name="T239"><text:tab/><text:tab/><text:tab/> </text:span></text:span><text:span text:style-name="T239"><draw:control text:anchor-type="as-char" svg:y="-0.4cm" draw:z-index="25" draw:name="Gberuikersnaam 1" draw:style-name="gr2" draw:text-style-name="P121" svg:width="6.4cm" svg:height="0.6cm" draw:control="control24"><svg:title>Gebruikersnaam</svg:title><svg:desc>Korte naam, bijv. jan</svg:desc></draw:control></text:span><text:span text:style-name="T239"><text:s text:c="2"/></text:span><text:span text:style-name="T236">[</text:span><text:span text:style-name="T238">U</text:span><text:span text:style-name="T237">ser</text:span><text:span text:style-name="T235"> </text:span><text:span text:style-name="T241">na</text:span><text:span text:style-name="T242">me</text:span><text:span text:style-name="T241"> possibly </text:span><text:span text:style-name="T244">2</text:span><text:span text:style-name="T246">nd</text:span><text:span text:style-name="T244"> </text:span><text:span text:style-name="T243">user</text:span><text:span text:style-name="T240">]</text:span></text:p>
      <text:p text:style-name="P70"><text:span text:style-name="T172">Replace the </text:span><text:span text:style-name="T184">underlined</text:span><text:span text:style-name="T172"> words in this checklist with those in the </text:span><text:span text:style-name="Strong_20_Emphasis"><text:span text:style-name="T43">te</text:span></text:span><text:span text:style-name="Strong_20_Emphasis"><text:span text:style-name="T59">x</text:span></text:span><text:span text:style-name="Strong_20_Emphasis"><text:span text:style-name="T43">t </text:span></text:span><text:span text:style-name="Strong_20_Emphasis"><text:span text:style-name="T59">box</text:span></text:span><text:span text:style-name="T172">.</text:span></text:p>
      <text:p text:style-name="P19"/>
      <text:p text:style-name="P19"/>
      <text:p text:style-name="P71"><text:span text:style-name="T180">Not yet on Linux?</text:span><text:span text:style-name="T173"><text:tab/></text:span><text:span text:style-name="Strong_20_Emphasis"><text:span text:style-name="T76"><draw:control text:anchor-type="as-char" draw:z-index="27" draw:name="Vorm 2" draw:style-name="gr1" draw:text-style-name="P120" svg:width="0.35cm" svg:height="0.35cm" draw:control="control26"/></text:span></text:span><text:span text:style-name="T178"><text:tab/></text:span><text:span text:style-name="T179">Use</text:span><text:span text:style-name="T174"> </text:span><text:span text:style-name="Strong_20_Emphasis"><text:span text:style-name="T182">Checklist </text:span></text:span><text:span text:style-name="Strong_20_Emphasis"><text:span text:style-name="T183">transfer</text:span></text:span><text:span text:style-name="T174"> o</text:span><text:span text:style-name="T177">n</text:span><text:span text:style-name="T174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5"> </text:span><text:span text:style-name="T177">u</text:span><text:span text:style-name="T175">nder </text:span><text:span text:style-name="T181">Linux</text:span><text:span text:style-name="T176">.</text:span></text:p>
      <text:p text:style-name="P66"><text:span text:style-name="T262">New installation?</text:span><text:span text:style-name="T264"><text:tab/><text:tab/></text:span><text:span text:style-name="Strong_20_Emphasis"><text:span text:style-name="T256"><draw:control text:anchor-type="as-char" draw:z-index="26" draw:name="Vorm 1" draw:style-name="gr1" draw:text-style-name="P120" svg:width="0.35cm" svg:height="0.35cm" draw:control="control25"/></text:span></text:span><text:span text:style-name="T265"><text:tab/>Start at chapter </text:span><text:span text:style-name="T263"><text:bookmark-ref text:reference-format="page" text:ref-name="__RefNumPara__4009_12717081281">2</text:bookmark-ref></text:span><text:span text:style-name="T263"><text:s text:c="2"/></text:span><text:span text:style-name="T263"><text:bookmark-ref text:reference-format="text" text:ref-name="__RefNumPara__4009_12717081281">Perform installation</text:bookmark-ref></text:span><text:span text:style-name="T266">.</text:span></text:p>
      <text:p text:style-name="P67"/>
      <text:p text:style-name="P69"><text:span text:style-name="Strong_20_Emphasis"><text:span text:style-name="T34"/></text:span></text:p>
      <text:list text:style-name="L1">
        <text:list-item>
          <text:p text:style-name="P114"><text:bookmark-start text:name="__RefNumPara__4083_1271708128"/>Prepar<text:span text:style-name="T276">e</text:span> installation<text:bookmark-end text:name="__RefNumPara__4083_1271708128"/></text:p>
        </text:list-item>
      </text:list>
      <text:p text:style-name="P6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2"><text:span text:style-name="Strong_20_Emphasis"><text:span text:style-name="T76"><draw:control text:anchor-type="as-char" draw:z-index="2" draw:name="Vorm3" draw:style-name="gr1" draw:text-style-name="P12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76"><draw:control text:anchor-type="as-char" draw:z-index="15" draw:name="Vorm 5" draw:style-name="gr1" draw:text-style-name="P120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74"><text:span text:style-name="Strong_20_Emphasis"><text:span text:style-name="T36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58"><text:span text:style-name="User_20_Entry"><text:span text:style-name="T114">Login any additional </text:span></text:span><text:span text:style-name="Definition"><text:span text:style-name="T249">USER</text:span></text:span><text:span text:style-name="User_20_Entry"><text:span text:style-name="T115">s</text:span></text:span><text:span text:style-name="User_20_Entry"><text:span text:style-name="T119">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3"><text:span text:style-name="Strong_20_Emphasis"><text:span text:style-name="T44"><text:s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44"><text:s/></text:span></text:span></text:p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2"><text:span text:style-name="Strong_20_Emphasis"><text:span text:style-name="T76"><draw:control text:anchor-type="as-char" draw:z-index="8" draw:name="Vorm4" draw:style-name="gr1" draw:text-style-name="P12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76"/></text:span></text:p>
          </table:table-cell>
          <table:table-cell table:style-name="_31_._5f_Installatie_5f_voorbereiden.D3" office:value-type="string">
            <text:p text:style-name="P75"><text:span text:style-name="Strong_20_Emphasis"><text:span text:style-name="T44">Install </text:span></text:span><text:span text:style-name="Strong_20_Emphasis"><text:span text:style-name="T70">Debian-</text:span></text:span><text:span text:style-name="Strong_20_Emphasis"><text:span text:style-name="T46">pa</text:span></text:span><text:span text:style-name="Strong_20_Emphasis"><text:span text:style-name="T60">ckage</text:span></text:span><text:span text:style-name="Strong_20_Emphasis"><text:span text:style-name="T46"> kz</text:span></text:span><text:span text:style-name="Strong_20_Emphasis"><text:span text:style-name="T46"><text:note text:id="ftn3" text:note-class="footnote"><text:note-citation>3</text:note-citation><text:note-body><text:p text:style-name="P14">Package kz contains scripts for installing and managing Debian and Debian-based systems such as Ubuntu.</text:p></text:note-body></text:note></text:span></text:span><text:span text:style-name="Strong_20_Emphasis"><text:span text:style-name="T46">: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4" office:value-type="string">
            <text:p text:style-name="P106"><text:span text:style-name="Strong_20_Emphasis"><text:span text:style-name="T74">P</text:span></text:span><text:span text:style-name="Strong_20_Emphasis"><text:span text:style-name="T46">ress the </text:span></text:span><text:span text:style-name="Strong_20_Emphasis"><text:span text:style-name="T159">Super</text:span></text:span><text:span text:style-name="Strong_20_Emphasis"><text:span text:style-name="T42"> </text:span></text:span><text:span text:style-name="Strong_20_Emphasis"><text:span text:style-name="T61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74">Super</text:span> key is the Windows key, Command key (Apple), or Magnifier key<text:span text:style-name="T189"> </text:span><text:span text:style-name="T190">(Chromebook)</text:span><text:span text:style-name="T189">.</text:span></text:p></text:note-body></text:note></text:span></text:span><text:span text:style-name="Strong_20_Emphasis"><text:span text:style-name="T62">, </text:span></text:span><text:span text:style-name="Strong_20_Emphasis"><text:span text:style-name="T74">t</text:span></text:span><text:span text:style-name="Strong_20_Emphasis"><text:span text:style-name="T50">ype</text:span></text:span><text:span text:style-name="Strong_20_Emphasis"><text:span text:style-name="T51">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52"> </text:span></text:span><text:span text:style-name="Strong_20_Emphasis"><text:span text:style-name="T69">a</text:span></text:span><text:span text:style-name="Strong_20_Emphasis"><text:span text:style-name="T62">nd click the </text:span></text:span><text:span text:style-name="Strong_20_Emphasis"><text:span text:style-name="T88">Terminal</text:span></text:span><text:span text:style-name="Strong_20_Emphasis"><text:span text:style-name="T62"> icon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94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44"/></text:span></text:p>
          </table:table-cell>
          <table:table-cell table:style-name="_31_._5f_Installatie_5f_voorbereiden.D5" office:value-type="string">
            <text:p text:style-name="P76"><text:span text:style-name="Strong_20_Emphasis"><text:span text:style-name="T47">Type these t</text:span></text:span><text:span text:style-name="Strong_20_Emphasis"><text:span text:style-name="T63">hree</text:span></text:span><text:span text:style-name="Strong_20_Emphasis"><text:span text:style-name="T47"> commands, each followed by the</text:span></text:span><text:span text:style-name="Strong_20_Emphasis"><text:span text:style-name="T52"> </text:span></text:span><text:span text:style-name="Strong_20_Emphasis"><text:span text:style-name="T160">Enter</text:span></text:span><text:span text:style-name="Strong_20_Emphasis"><text:span text:style-name="T47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89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89"><text:span text:style-name="User_20_Entry"><text:span text:style-name="T1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8" office:value-type="string">
            <text:p text:style-name="P89"><text:span text:style-name="User_20_Entry"><text:span text:style-name="T1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9" office:value-type="string">
            <text:p text:style-name="P77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0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2"><text:span text:style-name="Strong_20_Emphasis"><text:span text:style-name="T76"><draw:control text:anchor-type="as-char" draw:z-index="3" draw:name="Vorm6" draw:style-name="gr1" draw:text-style-name="P12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76"><draw:control text:anchor-type="as-char" draw:z-index="16" draw:name="Vorm 7" draw:style-name="gr1" draw:text-style-name="P120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82"><text:span text:style-name="Strong_20_Emphasis"><text:span text:style-name="T48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106"><text:span text:style-name="Strong_20_Emphasis"><text:span text:style-name="T74">P</text:span></text:span><text:span text:style-name="Strong_20_Emphasis"><text:span text:style-name="T48">ress the</text:span></text:span><text:span text:style-name="Strong_20_Emphasis"><text:span text:style-name="T49"> </text:span></text:span><text:span text:style-name="Strong_20_Emphasis"><text:span text:style-name="T159">Super</text:span></text:span><text:span text:style-name="Strong_20_Emphasis"><text:span text:style-name="T48"> key</text:span></text:span><text:span text:style-name="Strong_20_Emphasis"><text:span text:style-name="T25"><text:note-ref text:note-class="footnote" text:reference-format="text" text:ref-name="ftn4">4</text:note-ref></text:span></text:span><text:span text:style-name="Strong_20_Emphasis"><text:span text:style-name="T153">, </text:span></text:span><text:span text:style-name="Strong_20_Emphasis"><text:span text:style-name="T157">t</text:span></text:span><text:span text:style-name="Strong_20_Emphasis"><text:span text:style-name="T48">ype </text:span></text:span><text:span text:style-name="Strong_20_Emphasis"><text:span text:style-name="T90">menu</text:span></text:span><text:span text:style-name="Strong_20_Emphasis"><text:span text:style-name="T48"> and click the </text:span></text:span><text:span text:style-name="Strong_20_Emphasis"><text:span text:style-name="T124">Install</text:span></text:span><text:span text:style-name="Strong_20_Emphasis"><text:span text:style-name="T125">ation</text:span></text:span><text:span text:style-name="Strong_20_Emphasis"><text:span text:style-name="T124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2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44"/></text:span></text:p>
          </table:table-cell>
          <table:table-cell table:style-name="_31_._5f_Installatie_5f_voorbereiden.D13" office:value-type="string">
            <text:p text:style-name="P82"><text:span text:style-name="Strong_20_Emphasis"><text:span text:style-name="T54">Select </text:span></text:span><text:span text:style-name="Strong_20_Emphasis"><text:span text:style-name="T91">1 <text:s/>Prepar</text:span></text:span><text:span text:style-name="Strong_20_Emphasis"><text:span text:style-name="T94">e </text:span></text:span><text:span text:style-name="Strong_20_Emphasis"><text:span text:style-name="T91">installation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4" office:value-type="string">
            <text:p text:style-name="P79"><text:span text:style-name="Strong_20_Emphasis"><text:span text:style-name="T53">Follow the instructions on the screen.</text:span></text:span></text:p>
          </table:table-cell>
        </table:table-row>
      </table:table>
      <text:p text:style-name="P63"><text:span text:style-name="Strong_20_Emphasis"><text:span text:style-name="T2"/></text:span></text:p>
      <text:list text:continue-numbering="true" text:style-name="L1">
        <text:list-item>
          <text:p text:style-name="P113"><text:bookmark-start text:name="__RefNumPara__4009_12717081281"/><text:span text:style-name="Strong_20_Emphasis"><text:span text:style-name="T185">Perform installation</text:span></text:span><text:bookmark-end text:name="__RefNumPara__4009_12717081281"/></text:p>
        </text:list-item>
      </text:list>
      <text:p text:style-name="P88"><text:span text:style-name="Strong_20_Emphasis"><text:span text:style-name="T18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92"><text:span text:style-name="Strong_20_Emphasis"><text:span text:style-name="T76"><draw:control text:anchor-type="as-char" draw:z-index="4" draw:name="Vorm9" draw:style-name="gr1" draw:text-style-name="P12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102"><text:span text:style-name="T186">Boot the computer from</text:span><text:span text:style-name="T188"><text:note text:id="ftn5" text:note-class="footnote"><text:note-citation>1</text:note-citation><text:note-body><text:p text:style-name="P15"><text:span text:style-name="T120">Boot menu/Setup via one of the </text:span><text:span text:style-name="T121">f</text:span><text:span text:style-name="T120">requently used keys:</text:span> <text:span text:style-name="T275">Esc</text:span>, <text:span text:style-name="T275">Delete</text:span>, <text:span text:style-name="T275">F1</text:span>, <text:span text:style-name="T275">F2</text:span>, <text:span text:style-name="T275">F9</text:span>, <text:span text:style-name="T275">F10</text:span>, <text:span text:style-name="T275">F11</text:span>, <text:span text:style-name="T293">or </text:span><text:span text:style-name="T275">F12</text:span>.</text:p></text:note-body></text:note></text:span><text:span text:style-name="T186"> an </text:span><text:span text:style-name="T162"><text:user-field-get text:name="Distro">Debian</text:user-field-get></text:span><text:span text:style-name="T163"><text:s/></text:span><text:span text:style-name="T163"><text:user-field-get text:name="Version">12</text:user-field-get></text:span><text:span text:style-name="T163"><text:s/></text:span><text:span text:style-name="Strong_20_Emphasis"><text:span text:style-name="T166"><text:user-field-get text:name="Edition">Desktop</text:user-field-get></text:span></text:span><text:span text:style-name="Strong_20_Emphasis"><text:span text:style-name="T166"><text:s/></text:span></text:span><text:span text:style-name="T187">Live</text:span><text:span text:style-name="T105"><text:note text:id="ftn6" text:note-class="footnote"><text:note-citation>2</text:note-citation><text:note-body><text:p text:style-name="P20"><text:span text:style-name="T247">From a Live USB stick you can boot and work with </text:span><text:span text:style-name="Strong_20_Emphasis"><text:span text:style-name="T191"><text:user-field-get text:name="Distro">Debian</text:user-field-get></text:span></text:span><text:span text:style-name="Strong_20_Emphasis"><text:span text:style-name="T191"><text:s/></text:span></text:span><text:span text:style-name="T247">without modifying any files on the hard drive and also allows installation of </text:span><text:span text:style-name="Strong_20_Emphasis"><text:span text:style-name="T191"><text:user-field-get text:name="Distro">Debian</text:user-field-get></text:span></text:span><text:span text:style-name="Strong_20_Emphasis"><text:span text:style-name="T191">.</text:span></text:span></text:p></text:note-body></text:note></text:span><text:span text:style-name="T104"> USB stick</text:span><text:span text:style-name="T106"><text:note text:id="ftn7" text:note-class="footnote"><text:note-citation>3</text:note-citation><text:note-body><text:p text:style-name="P103"><text:span text:style-name="Strong_20_Emphasis"><text:span text:style-name="T111">Create a bootable USB stick:<text:line-break/>Download a CD image file (.iso) from</text:span></text:span><text:span text:style-name="Strong_20_Emphasis"><text:span text:style-name="T110"> </text:span></text:span><text:a xlink:type="simple" xlink:href="https://www.debian.org/" text:style-name="Internet_20_link" text:visited-style-name="Visited_20_Internet_20_Link"><text:span text:style-name="Strong_20_Emphasis"><text:span text:style-name="T250">debian.org</text:span></text:span></text:a><text:span text:style-name="Strong_20_Emphasis"><text:span text:style-name="T110">, </text:span></text:span><text:span text:style-name="Strong_20_Emphasis"><text:span text:style-name="T112">click </text:span></text:span><text:span text:style-name="Strong_20_Emphasis"><text:span text:style-name="T116">Other downloads</text:span></text:span><text:span text:style-name="Strong_20_Emphasis"><text:span text:style-name="T112"> (under Downloads) and then click </text:span></text:span><text:span text:style-name="Strong_20_Emphasis"><text:span text:style-name="T116">Live Gnome</text:span></text:span><text:span text:style-name="Strong_20_Emphasis"><text:span text:style-name="T112"> (under Try </text:span></text:span><text:span text:style-name="Strong_20_Emphasis"><text:span text:style-name="T112"><text:user-field-get text:name="Distro">Debian</text:user-field-get></text:span></text:span><text:span text:style-name="Strong_20_Emphasis"><text:span text:style-name="T112"><text:s/>live before installing).</text:span></text:span><text:span text:style-name="Strong_20_Emphasis"><text:span text:style-name="T111"><text:line-break/></text:span></text:span><text:span text:style-name="Strong_20_Emphasis"><text:span text:style-name="T113">The next steps are described in </text:span></text:span><text:span text:style-name="Strong_20_Emphasis"><text:span text:style-name="T117">Linux informati</text:span></text:span><text:span text:style-name="Strong_20_Emphasis"><text:span text:style-name="T118">on</text:span></text:span><text:span text:style-name="Strong_20_Emphasis"><text:span text:style-name="T11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51">karelzimmer.nl/en</text:span></text:span></text:a><text:span text:style-name="Strong_20_Emphasis"><text:span text:style-name="T113">, under </text:span></text:span><text:span text:style-name="Strong_20_Emphasis"><text:span text:style-name="T117">Linux</text:span></text:span><text:span text:style-name="Strong_20_Emphasis"><text:span text:style-name="T113">.</text:span></text:span></text:p></text:note-body></text:note></text:span><text:span text:style-name="T107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2" office:value-type="string">
            <text:p text:style-name="P26"><text:span text:style-name="Strong_20_Emphasis"><text:span text:style-name="T28">Select </text:span></text:span><text:span text:style-name="Strong_20_Emphasis"><text:span text:style-name="T30">Live </text:span></text:span><text:span text:style-name="Strong_20_Emphasis"><text:span text:style-name="T31">system (amd64)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3" office:value-type="string">
            <text:p text:style-name="P32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99"><text:span text:style-name="Strong_20_Emphasis"><text:span text:style-name="T76"><draw:control text:anchor-type="as-char" draw:z-index="17" draw:name="Vorm4_ 1" draw:style-name="gr1" draw:text-style-name="P120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77"><text:span text:style-name="Strong_20_Emphasis"><text:span text:style-name="T133">Follow the instructions on the </text:span></text:span><text:span text:style-name="Strong_20_Emphasis"><text:span text:style-name="T134">welcome screens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95"><text:span text:style-name="Strong_20_Emphasis"><text:span text:style-name="T76"><draw:control text:anchor-type="as-char" draw:z-index="10" draw:name="Vorm13_1" draw:style-name="gr1" draw:text-style-name="P120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57"><text:span text:style-name="Strong_20_Emphasis"><text:span text:style-name="T32">Start the installation by clicking </text:span></text:span><text:span text:style-name="Strong_20_Emphasis"><text:span text:style-name="T95">Activities</text:span></text:span><text:span text:style-name="Strong_20_Emphasis"><text:span text:style-name="T32"> and clicking </text:span></text:span><text:span text:style-name="Strong_20_Emphasis"><text:span text:style-name="T95">Install Debia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6">When prompted for a password, type '<text:span text:style-name="T273">live</text:span>'.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8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9" office:value-type="string">
            <text:p text:style-name="P30"><text:span text:style-name="Strong_20_Emphasis"><text:span text:style-name="T147">Follow the instructions on the </text:span></text:span><text:span text:style-name="Strong_20_Emphasis"><text:span text:style-name="T148">installation</text:span></text:span><text:span text:style-name="Strong_20_Emphasis"><text:span text:style-name="T149"> screen</text:span></text:span><text:span text:style-name="Strong_20_Emphasis"><text:span text:style-name="T147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0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01"><text:span text:style-name="Strong_20_Emphasis"><text:span text:style-name="T76"><draw:control text:anchor-type="as-char" draw:z-index="20" draw:name="Vorm13_ 1" draw:style-name="gr1" draw:text-style-name="P120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17">At <text:span text:style-name="T277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0"><text:span text:style-name="Strong_20_Emphasis"><text:span text:style-name="T76"/></text:span></text:p>
          </table:table-cell>
          <table:table-cell table:style-name="_32_._5f_Installatie_5f_uitvoeren.C10" office:value-type="string">
            <text:p text:style-name="P33"><text:span text:style-name="T281">At</text:span> <text:span text:style-name="T277">Regio</text:span><text:span text:style-name="T279">n</text:span> <text:span text:style-name="T281">choose</text:span> <text:span text:style-name="T277">Europ</text:span><text:span text:style-name="T278">e</text:span>.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0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118"/>
          </table:table-cell>
          <table:table-cell table:style-name="_32_._5f_Installatie_5f_uitvoeren.A1" office:value-type="string">
            <text:p text:style-name="P100"><text:span text:style-name="Strong_20_Emphasis"><text:span text:style-name="T109"><draw:control text:anchor-type="as-char" draw:z-index="29" draw:name="Vorm13_ 4" draw:style-name="gr1" draw:text-style-name="P120" svg:width="0.35cm" svg:height="0.35cm" draw:control="control28"/></text:span></text:span></text:p>
          </table:table-cell>
          <table:table-cell table:style-name="_32_._5f_Installatie_5f_uitvoeren.C10" office:value-type="string">
            <text:p text:style-name="P109"><text:span text:style-name="T296">At</text:span> <text:span text:style-name="T280">Keyboard</text:span>:</text:p>
          </table:table-cell>
        </table:table-row>
        <table:table-row>
          <table:table-cell table:style-name="_32_._5f_Installatie_5f_uitvoeren.A1" office:value-type="string">
            <text:p text:style-name="P118"/>
          </table:table-cell>
          <table:table-cell table:style-name="_32_._5f_Installatie_5f_uitvoeren.A1" office:value-type="string">
            <text:p text:style-name="P100"/>
          </table:table-cell>
          <table:table-cell table:style-name="_32_._5f_Installatie_5f_uitvoeren.C10" office:value-type="string">
            <text:p text:style-name="P110"><text:span text:style-name="T296">Choose</text:span> <text:span text:style-name="T277">English (US)</text:span> <text:span text:style-name="T296">a</text:span><text:span text:style-name="T295">n</text:span><text:span text:style-name="T296">d</text:span><text:span text:style-name="T295"> </text:span><text:span text:style-name="Strong_20_Emphasis"><text:span text:style-name="T295">English (US, intl., with dead keys)</text:span></text:span><text:span text:style-name="T295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0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92"><text:span text:style-name="Strong_20_Emphasis"><text:span text:style-name="T76"><draw:control text:anchor-type="as-char" draw:z-index="5" draw:name="Vorm13" draw:style-name="gr1" draw:text-style-name="P120" svg:width="0.35cm" svg:height="0.35cm" draw:control="control4"/></text:span></text:span></text:p>
          </table:table-cell>
          <table:table-cell table:style-name="_32_._5f_Installatie_5f_uitvoeren.C17" office:value-type="string">
            <text:p text:style-name="P83"><text:span text:style-name="Strong_20_Emphasis"><text:span text:style-name="T78">At </text:span></text:span><text:span text:style-name="Strong_20_Emphasis"><text:span text:style-name="T97">Users</text:span></text:span><text:span text:style-name="Strong_20_Emphasis"><text:span text:style-name="T80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18" office:value-type="string">
            <text:p text:style-name="P91"><text:span text:style-name="Strong_20_Emphasis"><text:span text:style-name="T84">E</text:span></text:span><text:span text:style-name="Strong_20_Emphasis"><text:span text:style-name="T77">nter </text:span></text:span><text:span text:style-name="Strong_20_Emphasis"><text:span text:style-name="T97">What is your name</text:span></text:span><text:span text:style-name="Strong_20_Emphasis"><text:span text:style-name="T96"> </text:span></text:span><text:span text:style-name="Definition"><text:span text:style-name="T12">USER</text:span></text:span><text:span text:style-name="Strong_20_Emphasis"><text:span text:style-name="T81">, <text:line-break/></text:span></text:span><text:span text:style-name="Strong_20_Emphasis"><text:span text:style-name="T101">What name do you want to use to log in</text:span></text:span><text:span text:style-name="Strong_20_Emphasis"><text:span text:style-name="T82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82">,<text:line-break/></text:span></text:span><text:span text:style-name="Strong_20_Emphasis"><text:span text:style-name="T102">What is the na</text:span></text:span><text:span text:style-name="Strong_20_Emphasis"><text:span text:style-name="T101">me of </text:span></text:span><text:span text:style-name="Strong_20_Emphasis"><text:span text:style-name="T103">this</text:span></text:span><text:span text:style-name="Strong_20_Emphasis"><text:span text:style-name="T101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82">, </text:span></text:span><text:span text:style-name="Strong_20_Emphasis"><text:span text:style-name="T85">and</text:span></text:span><text:span text:style-name="Strong_20_Emphasis"><text:span text:style-name="T82"><text:line-break/></text:span></text:span><text:span text:style-name="Strong_20_Emphasis"><text:span text:style-name="T83">enter a </text:span></text:span><text:span text:style-name="Strong_20_Emphasis"><text:span text:style-name="T98">password</text:span></text:span><text:span text:style-name="Strong_20_Emphasis"><text:span text:style-name="T83"> twice.</text:span></text:span></text:p>
          </table:table-cell>
        </table:table-row>
      </table:table>
      <text:p text:style-name="P54"><text:span text:style-name="Strong_20_Emphasis"><text:span text:style-name="T79"/></text:span></text:p>
      <text:list text:continue-numbering="true" text:style-name="L1">
        <text:list-item>
          <text:p text:style-name="P116"><text:bookmark-start text:name="__RefNumPara__12966_2272496019"/><text:span text:style-name="Strong_20_Emphasis"><text:span text:style-name="T100">Finish installation</text:span></text:span><text:bookmark-end text:name="__RefNumPara__12966_2272496019"/></text:p>
        </text:list-item>
      </text:list>
      <text:p text:style-name="P55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6"><text:span text:style-name="Strong_20_Emphasis"><text:span text:style-name="T76"><draw:control text:anchor-type="as-char" draw:z-index="6" draw:name="Vorm22" draw:style-name="gr1" draw:text-style-name="P12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84"><text:span text:style-name="Strong_20_Emphasis"><text:span text:style-name="T33">Log in as </text:span></text:span><text:span text:style-name="Definition"><text:span text:style-name="T11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2"><text:span text:style-name="Strong_20_Emphasis"><text:span text:style-name="T29"><draw:control text:anchor-type="as-char" draw:z-index="18" draw:name="Vorm4_ 2" draw:style-name="gr1" draw:text-style-name="P120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29"><text:span text:style-name="Strong_20_Emphasis"><text:span text:style-name="T150">Follow the instructions on the </text:span></text:span><text:span text:style-name="Strong_20_Emphasis"><text:span text:style-name="T151">welcome screens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2"><text:span text:style-name="Strong_20_Emphasis"><text:span text:style-name="T76"><draw:control text:anchor-type="as-char" draw:z-index="9" draw:name="Vorm4_1" draw:style-name="gr1" draw:text-style-name="P120" svg:width="0.35cm" svg:height="0.35cm" draw:control="control8"/></text:span></text:span></text:p>
          </table:table-cell>
          <table:table-cell table:style-name="_33_._5f_Installatie_5f_afronden.C5" office:value-type="string">
            <text:p text:style-name="P85"><text:span text:style-name="Strong_20_Emphasis"><text:span text:style-name="T44">Install </text:span></text:span><text:span text:style-name="Strong_20_Emphasis"><text:span text:style-name="T71">Debian-</text:span></text:span><text:span text:style-name="Strong_20_Emphasis"><text:span text:style-name="T46">pa</text:span></text:span><text:span text:style-name="Strong_20_Emphasis"><text:span text:style-name="T60">ckage</text:span></text:span><text:span text:style-name="Strong_20_Emphasis"><text:span text:style-name="T46"> kz</text:span></text:span><text:span text:style-name="Strong_20_Emphasis"><text:span text:style-name="T46"><text:note text:id="ftn8" text:note-class="footnote"><text:note-citation>1</text:note-citation><text:note-body><text:p text:style-name="P14">Package kz contains scripts for installing and managing Debian and Debian-based systems such as Ubuntu.</text:p></text:note-body></text:note></text:span></text:span><text:span text:style-name="Strong_20_Emphasis"><text:span text:style-name="T46">:</text:span></text:span></text:p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5"/>
          </table:table-cell>
          <table:table-cell table:style-name="_33_._5f_Installatie_5f_afronden.C6" office:value-type="string">
            <text:p text:style-name="P117"><text:span text:style-name="Strong_20_Emphasis"><text:span text:style-name="T75">P</text:span></text:span><text:span text:style-name="Strong_20_Emphasis"><text:span text:style-name="T48">ress the</text:span></text:span><text:span text:style-name="Strong_20_Emphasis"><text:span text:style-name="T49"> </text:span></text:span><text:span text:style-name="Strong_20_Emphasis"><text:span text:style-name="T159">Super</text:span></text:span><text:span text:style-name="Strong_20_Emphasis"><text:span text:style-name="T48"> key</text:span></text:span><text:span text:style-name="Strong_20_Emphasis"><text:span text:style-name="T42"><text:note text:id="ftn9" text:note-class="footnote"><text:note-citation>2</text:note-citation><text:note-body><text:p text:style-name="P49"><text:span text:style-name="T201">The </text:span><text:span text:style-name="T200">Super</text:span><text:span text:style-name="T201"> key is the Windows key, Command key (Apple), or Magnifier key </text:span><text:span text:style-name="T202">(Chromebook)</text:span><text:span text:style-name="T201">.</text:span></text:p></text:note-body></text:note></text:span></text:span><text:span text:style-name="Strong_20_Emphasis"><text:span text:style-name="T153">, </text:span></text:span><text:span text:style-name="Strong_20_Emphasis"><text:span text:style-name="T158">t</text:span></text:span><text:span text:style-name="Strong_20_Emphasis"><text:span text:style-name="T50">ype</text:span></text:span><text:span text:style-name="Strong_20_Emphasis"><text:span text:style-name="T51">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52"> </text:span></text:span><text:span text:style-name="Strong_20_Emphasis"><text:span text:style-name="T62">and click the </text:span></text:span><text:span text:style-name="Strong_20_Emphasis"><text:span text:style-name="T88">Terminal</text:span></text:span><text:span text:style-name="Strong_20_Emphasis"><text:span text:style-name="T62"> icon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94"><text:span text:style-name="Strong_20_Emphasis"><text:span text:style-name="T44"/></text:span></text:p>
          </table:table-cell>
          <table:table-cell table:style-name="_33_._5f_Installatie_5f_afronden.C7" office:value-type="string">
            <text:p text:style-name="P89"><text:span text:style-name="T14">Type these t</text:span><text:span text:style-name="T15">hree</text:span><text:span text:style-name="T14"> commands, each followed by the</text:span><text:span text:style-name="Strong_20_Emphasis"><text:span text:style-name="T52"> </text:span></text:span><text:span text:style-name="Strong_20_Emphasis"><text:span text:style-name="T160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90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90"><text:span text:style-name="User_20_Entry"><text:span text:style-name="T1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0" office:value-type="string">
            <text:p text:style-name="P90"><text:span text:style-name="User_20_Entry"><text:span text:style-name="T1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1" office:value-type="string">
            <text:p text:style-name="P78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2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3"><text:span text:style-name="Strong_20_Emphasis"><text:span text:style-name="T135"><draw:control text:anchor-type="as-char" draw:z-index="28" draw:name="Vorm13_ 5" draw:style-name="gr1" draw:text-style-name="P120" svg:width="0.35cm" svg:height="0.35cm" draw:control="control27"/></text:span></text:span></text:p>
          </table:table-cell>
          <table:table-cell table:style-name="_33_._5f_Installatie_5f_afronden.C12" office:value-type="string">
            <text:p text:style-name="P46"><text:span text:style-name="Strong_20_Emphasis"><text:span text:style-name="T135">Additional </text:span></text:span><text:span text:style-name="Definition"><text:span text:style-name="T272">user</text:span></text:span><text:span text:style-name="Strong_20_Emphasis"><text:span text:style-name="T135">s can be added manually: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4"><text:span text:style-name="Strong_20_Emphasis"><text:span text:style-name="T139"/></text:span></text:p>
          </table:table-cell>
          <table:table-cell table:style-name="_33_._5f_Installatie_5f_afronden.C12" office:value-type="string">
            <text:p text:style-name="P47"><text:span text:style-name="Strong_20_Emphasis"><text:span text:style-name="T41">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59">Super</text:span></text:span><text:span text:style-name="Strong_20_Emphasis"><text:span text:style-name="T39"> key</text:span></text:span><text:span text:style-name="Strong_20_Emphasis"><text:span text:style-name="T26"><text:note-ref text:note-class="footnote" text:reference-format="text" text:ref-name="ftn9">2</text:note-ref></text:span></text:span><text:span text:style-name="Strong_20_Emphasis"><text:span text:style-name="T135">, </text:span></text:span><text:span text:style-name="Strong_20_Emphasis"><text:span text:style-name="T138">t</text:span></text:span><text:span text:style-name="Strong_20_Emphasis"><text:span text:style-name="T38">ype</text:span></text:span><text:span text:style-name="Strong_20_Emphasis"><text:span text:style-name="T135"> </text:span></text:span><text:span text:style-name="Strong_20_Emphasis"><text:span text:style-name="T140">use</text:span></text:span><text:span text:style-name="Strong_20_Emphasis"><text:span text:style-name="T141">r</text:span></text:span><text:span text:style-name="Strong_20_Emphasis"><text:span text:style-name="T135"> and click behind </text:span></text:span><text:span text:style-name="Strong_20_Emphasis"><text:span text:style-name="T141">Settings</text:span></text:span><text:span text:style-name="Strong_20_Emphasis"><text:span text:style-name="T135"> on </text:span></text:span><text:span text:style-name="Strong_20_Emphasis"><text:span text:style-name="T141">Users</text:span></text:span><text:span text:style-name="Strong_20_Emphasis"><text:span text:style-name="T135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12" office:value-type="string">
            <text:p text:style-name="P45"><text:span text:style-name="Strong_20_Emphasis"><text:span text:style-name="T136">Enter</text:span></text:span><text:span text:style-name="Strong_20_Emphasis"><text:span text:style-name="T135"> </text:span></text:span><text:span text:style-name="Strong_20_Emphasis"><text:span text:style-name="T142">Name</text:span></text:span><text:span text:style-name="Strong_20_Emphasis"><text:span text:style-name="T137"> </text:span></text:span><text:span text:style-name="Strong_20_Emphasis"><text:span text:style-name="T143">user</text:span></text:span><text:span text:style-name="Strong_20_Emphasis"><text:span text:style-name="T137"> </text:span></text:span><text:span text:style-name="Strong_20_Emphasis"><text:span text:style-name="T136">and</text:span></text:span><text:span text:style-name="Strong_20_Emphasis"><text:span text:style-name="T137"> </text:span></text:span><text:span text:style-name="Strong_20_Emphasis"><text:span text:style-name="T142">Username</text:span></text:span><text:span text:style-name="Strong_20_Emphasis"><text:span text:style-name="T137"> </text:span></text:span><text:span text:style-name="Strong_20_Emphasis"><text:span text:style-name="T144">username</text:span></text:span><text:span text:style-name="Strong_20_Emphasis"><text:span text:style-name="T135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2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6"><text:span text:style-name="Strong_20_Emphasis"><text:span text:style-name="T76"><draw:control text:anchor-type="as-char" draw:z-index="7" draw:name="Vorm33" draw:style-name="gr1" draw:text-style-name="P120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85"><text:span text:style-name="Strong_20_Emphasis"><text:span text:style-name="T5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8" office:value-type="string">
            <text:p text:style-name="P105"><text:span text:style-name="Strong_20_Emphasis"><text:span text:style-name="T72">P</text:span></text:span><text:span text:style-name="Strong_20_Emphasis"><text:span text:style-name="T48">ress the</text:span></text:span><text:span text:style-name="Strong_20_Emphasis"><text:span text:style-name="T49"> </text:span></text:span><text:span text:style-name="Strong_20_Emphasis"><text:span text:style-name="T159">Super</text:span></text:span><text:span text:style-name="Strong_20_Emphasis"><text:span text:style-name="T48"> key</text:span></text:span><text:span text:style-name="Strong_20_Emphasis"><text:span text:style-name="T25"><text:note-ref text:note-class="footnote" text:reference-format="text" text:ref-name="ftn9">2</text:note-ref></text:span></text:span><text:span text:style-name="Strong_20_Emphasis"><text:span text:style-name="T153">, </text:span></text:span><text:span text:style-name="Strong_20_Emphasis"><text:span text:style-name="T155">t</text:span></text:span><text:span text:style-name="Strong_20_Emphasis"><text:span text:style-name="T56">ype </text:span></text:span><text:span text:style-name="Strong_20_Emphasis"><text:span text:style-name="T92">menu</text:span></text:span><text:span text:style-name="Strong_20_Emphasis"><text:span text:style-name="T56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6"><text:span text:style-name="Strong_20_Emphasis"><text:span text:style-name="T44"/></text:span></text:p>
          </table:table-cell>
          <table:table-cell table:style-name="_33_._5f_Installatie_5f_afronden.C19" office:value-type="string">
            <text:p text:style-name="P87"><text:span text:style-name="Strong_20_Emphasis"><text:span text:style-name="T55">Se</text:span></text:span><text:span text:style-name="Strong_20_Emphasis"><text:span text:style-name="T64">lect</text:span></text:span><text:span text:style-name="Strong_20_Emphasis"><text:span text:style-name="T55"> </text:span></text:span><text:span text:style-name="Strong_20_Emphasis"><text:span text:style-name="T99">3</text:span></text:span><text:span text:style-name="Strong_20_Emphasis"><text:span text:style-name="T130"> <text:s/></text:span></text:span><text:span text:style-name="Strong_20_Emphasis"><text:span text:style-name="T131">Finish installatio</text:span></text:span><text:span text:style-name="Strong_20_Emphasis"><text:span text:style-name="T132">n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0" office:value-type="string">
            <text:p text:style-name="P80"><text:span text:style-name="Strong_20_Emphasis"><text:span text:style-name="T53">Follow the instructions on the screen.</text:span></text:span></text:p>
          </table:table-cell>
        </table:table-row>
      </table:table>
      <text:p text:style-name="P55"><text:span text:style-name="Strong_20_Emphasis"><text:span text:style-name="T33"><text:tab/></text:span></text:span></text:p>
      <text:p text:style-name="P56"><text:span text:style-name="Strong_20_Emphasis"><text:span text:style-name="T53"/></text:span></text:p>
      <text:list text:continue-numbering="true" text:style-name="L1">
        <text:list-item>
          <text:p text:style-name="P115"><text:span text:style-name="Strong_20_Emphasis"><text:span text:style-name="T16">P</text:span></text:span><text:span text:style-name="Strong_20_Emphasis"><text:span text:style-name="T252">rovision user</text:span></text:span></text:p>
        </text:list-item>
      </text:list>
      <text:p text:style-name="P6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97"><text:span text:style-name="Strong_20_Emphasis"><text:span text:style-name="T76"><draw:control text:anchor-type="as-char" draw:z-index="11" draw:name="Vorm36_0" draw:style-name="gr1" draw:text-style-name="P120" svg:width="0.35cm" svg:height="0.35cm" draw:control="control10"/></text:span></text:span></text:p>
          </table:table-cell>
          <table:table-cell table:style-name="Tabel2.A1" office:value-type="string">
            <text:p text:style-name="P97"><text:span text:style-name="Strong_20_Emphasis"><text:span text:style-name="T76"><draw:control text:anchor-type="as-char" draw:z-index="13" draw:name="Vorm36_ 1" draw:style-name="gr1" draw:text-style-name="P120" svg:width="0.35cm" svg:height="0.35cm" draw:control="control12"/></text:span></text:span></text:p>
          </table:table-cell>
          <table:table-cell table:style-name="Tabel2.D1" office:value-type="string">
            <text:p text:style-name="P50"><text:span text:style-name="Strong_20_Emphasis"><text:span text:style-name="T35">Log in as</text:span></text:span><text:span text:style-name="Strong_20_Emphasis"><text:span text:style-name="T33"> </text:span></text:span><text:span text:style-name="Definition"><text:span text:style-name="T11">USER</text:span></text:span><text:span text:style-name="Strong_20_Emphasis"><text:span text:style-name="T45"><text:note text:id="ftn10" text:note-class="footnote"><text:note-citation>1</text:note-citation><text:note-body><text:p text:style-name="P59"><text:span text:style-name="User_20_Entry"><text:span text:style-name="T145">Login any additional </text:span></text:span><text:span text:style-name="Definition"><text:span text:style-name="T248">USER</text:span></text:span><text:span text:style-name="User_20_Entry"><text:span text:style-name="T146">s </text:span></text:span><text:span text:style-name="User_20_Entry"><text:span text:style-name="T145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2"><text:span text:style-name="Strong_20_Emphasis"><text:span text:style-name="T29"><draw:control text:anchor-type="as-char" draw:z-index="19" draw:name="Vorm4_ 3" draw:style-name="gr1" draw:text-style-name="P120" svg:width="0.35cm" svg:height="0.35cm" draw:control="control18"/></text:span></text:span></text:p>
          </table:table-cell>
          <table:table-cell table:style-name="Tabel2.D2" office:value-type="string">
            <text:p text:style-name="P31"><text:span text:style-name="Strong_20_Emphasis"><text:span text:style-name="T150">Follow the instructions on the </text:span></text:span><text:span text:style-name="Strong_20_Emphasis"><text:span text:style-name="T151">welcome screens</text:span></text:span><text:span text:style-name="Strong_20_Emphasis"><text:span text:style-name="T150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8"><text:span text:style-name="Strong_20_Emphasis"><text:span text:style-name="T76"><draw:control text:anchor-type="as-char" draw:z-index="12" draw:name="Vorm36_2" draw:style-name="gr1" draw:text-style-name="P120" svg:width="0.35cm" svg:height="0.35cm" draw:control="control11"/></text:span></text:span></text:p>
          </table:table-cell>
          <table:table-cell table:style-name="Tabel2.A1" office:value-type="string">
            <text:p text:style-name="P98"><text:span text:style-name="Strong_20_Emphasis"><text:span text:style-name="T76"><draw:control text:anchor-type="as-char" draw:z-index="14" draw:name="Vorm36_ 2" draw:style-name="gr1" draw:text-style-name="P120" svg:width="0.35cm" svg:height="0.35cm" draw:control="control13"/></text:span></text:span></text:p>
          </table:table-cell>
          <table:table-cell table:style-name="Tabel2.D5" office:value-type="string">
            <text:p text:style-name="P51"><text:span text:style-name="Strong_20_Emphasis"><text:span text:style-name="T57">Set up the</text:span></text:span><text:span text:style-name="Strong_20_Emphasis"><text:span text:style-name="T58"> </text:span></text:span><text:span text:style-name="Strong_20_Emphasis"><text:span text:style-name="T67">user</text:span></text:span><text:span text:style-name="Definition"><text:span text:style-name="T271">: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6" office:value-type="string">
            <text:p text:style-name="P53"><text:span text:style-name="Strong_20_Emphasis"><text:span text:style-name="T73">P</text:span></text:span><text:span text:style-name="Strong_20_Emphasis"><text:span text:style-name="T48">ress the</text:span></text:span><text:span text:style-name="Strong_20_Emphasis"><text:span text:style-name="T49"> </text:span></text:span><text:span text:style-name="Strong_20_Emphasis"><text:span text:style-name="T159">Super</text:span></text:span><text:span text:style-name="Strong_20_Emphasis"><text:span text:style-name="T48"> key</text:span></text:span><text:span text:style-name="Strong_20_Emphasis"><text:span text:style-name="T42"><text:note text:id="ftn11" text:note-class="footnote"><text:note-citation>2</text:note-citation><text:note-body><text:p text:style-name="P49"><text:span text:style-name="T201">The </text:span><text:span text:style-name="T200">Super</text:span><text:span text:style-name="T201"> key is the Windows key, Command key (Apple), or Magnifier key </text:span><text:span text:style-name="T202">(Chromebook)</text:span><text:span text:style-name="T201">.</text:span></text:p></text:note-body></text:note></text:span></text:span><text:span text:style-name="Strong_20_Emphasis"><text:span text:style-name="T153">, </text:span></text:span><text:span text:style-name="Strong_20_Emphasis"><text:span text:style-name="T156">t</text:span></text:span><text:span text:style-name="Strong_20_Emphasis"><text:span text:style-name="T57">ype </text:span></text:span><text:span text:style-name="Strong_20_Emphasis"><text:span text:style-name="T93">menu</text:span></text:span><text:span text:style-name="Strong_20_Emphasis"><text:span text:style-name="T57"> and click on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57"> icon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7" office:value-type="string">
            <text:p text:style-name="P52"><text:span text:style-name="Strong_20_Emphasis"><text:span text:style-name="T65">Select</text:span></text:span><text:span text:style-name="Strong_20_Emphasis"><text:span text:style-name="T55"> </text:span></text:span><text:span text:style-name="Strong_20_Emphasis"><text:span text:style-name="T99">4 <text:s/></text:span></text:span><text:span text:style-name="Strong_20_Emphasis"><text:span text:style-name="T89">Provision user</text:span></text:span><text:span text:style-name="Strong_20_Emphasis"><text:span text:style-name="T66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8" office:value-type="string">
            <text:p text:style-name="P81"><text:span text:style-name="Strong_20_Emphasis"><text:span text:style-name="T53">Follow the instructions on the screen.</text:span></text:span></text:p>
          </table:table-cell>
        </table:table-row>
      </table:table>
      <text:p text:style-name="P27"/>
      <text:p text:style-name="P28"/>
      <text:p text:style-name="P86"><text:span text:style-name="T167">End of checklist,</text:span><text:span text:style-name="T165"> </text:span><text:span text:style-name="T165"><text:user-field-get text:name="Distro">Debian</text:user-field-get></text:span><text:span text:style-name="T163"><text:s/></text:span><text:span text:style-name="T163"><text:user-field-get text:name="Version">12</text:user-field-get></text:span><text:span text:style-name="Strong_20_Emphasis"><text:span text:style-name="T164"><text:s/></text:span></text:span><text:span text:style-name="Strong_20_Emphasis"><text:span text:style-name="T166"><text:user-field-get text:name="Edition">Desktop</text:user-field-get></text:span></text:span><text:span text:style-name="Strong_20_Emphasis"><text:span text:style-name="T166"><text:s/></text:span></text:span><text:span text:style-name="Strong_20_Emphasis"><text:span text:style-name="T167">installation is complete.</text:span></text:span></text:p>
      <text:p text:style-name="P62"/>
      <text:p text:style-name="P72"><text:span text:style-name="Emphasis"><text:span text:style-name="T258">Written</text:span></text:span><text:span text:style-name="Emphasis"><text:span text:style-name="T257"> </text:span></text:span><text:span text:style-name="Emphasis"><text:span text:style-name="T258">by</text:span></text:span><text:span text:style-name="Emphasis"><text:span text:style-name="T25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70">Karel Zimmer</text:span></text:span></text:a><text:span text:style-name="Emphasis"><text:span text:style-name="T259">.</text:span></text:span></text:p>
      <text:p text:style-name="P73"><text:span text:style-name="Emphasis"><text:span text:style-name="T260">C</text:span></text:span><text:span text:style-name="Emphasis"><text:span text:style-name="T261">C0</text:span></text:span><text:span text:style-name="Emphasis"><text:span text:style-name="T259"> 1.0 </text:span></text:span><text:span text:style-name="Emphasis"><text:span text:style-name="T282">Universal</text:span></text:span><text:span text:style-name="Emphasis"><text:span text:style-name="T283"> </text:span></text:span><text:span text:style-name="Emphasis"><text:span text:style-name="T28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3"><text:s/></text:span></text:span><text:span text:style-name="Emphasis"><text:span text:style-name="T28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3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5-14T20:35:25.472002895">14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4T20:35:25.361895601</dc:date>
    <meta:keyword>Installatie</meta:keyword>
    <meta:keyword>Checklist</meta:keyword>
    <meta:keyword>Linux</meta:keyword>
    <meta:editing-cycles>6980</meta:editing-cycles>
    <meta:editing-duration>P12DT9H15M21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1" meta:word-count="629" meta:character-count="3912" meta:non-whitespace-character-count="3319"/>
    <meta:user-defined meta:name="Info 1"/>
    <meta:user-defined meta:name="Info 2"/>
    <meta:user-defined meta:name="Info 3"/>
    <meta:user-defined meta:name="Info 4"/>
  </office:meta>
</office:document-meta>
</file>